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ans" svg:font-family="'Liberation Sans'" style:font-family-generic="swiss"/>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text-properties officeooo:rsid="000c3824" officeooo:paragraph-rsid="000c3824"/>
    </style:style>
    <style:style style:name="P2" style:family="paragraph" style:parent-style-name="Heading_20_3">
      <style:text-properties officeooo:rsid="000c3824" officeooo:paragraph-rsid="000c3824"/>
    </style:style>
    <style:style style:name="P3" style:family="paragraph" style:parent-style-name="Text_20_body">
      <style:text-properties officeooo:rsid="000c3824" officeooo:paragraph-rsid="000c3824"/>
    </style:style>
    <style:style style:name="P4" style:family="paragraph" style:parent-style-name="Text_20_body" style:list-style-name="L2">
      <style:text-properties officeooo:rsid="000c3824" officeooo:paragraph-rsid="000c3824"/>
    </style:style>
    <style:style style:name="P5" style:family="paragraph" style:parent-style-name="Text_20_body">
      <style:text-properties officeooo:paragraph-rsid="000c3824"/>
    </style:style>
    <style:style style:name="P6" style:family="paragraph" style:parent-style-name="Text_20_body" style:list-style-name="L1">
      <style:text-properties officeooo:rsid="000dfe13" officeooo:paragraph-rsid="000dfe13"/>
    </style:style>
    <style:style style:name="P7" style:family="paragraph" style:parent-style-name="Text_20_body">
      <style:text-properties officeooo:paragraph-rsid="000dfe13"/>
    </style:style>
    <style:style style:name="P8" style:family="paragraph" style:parent-style-name="Text_20_body" style:list-style-name="L3">
      <style:text-properties officeooo:paragraph-rsid="000c3824"/>
    </style:style>
    <style:style style:name="P9" style:family="paragraph" style:parent-style-name="Text_20_body" style:list-style-name="L4">
      <style:text-properties officeooo:rsid="001b146b" officeooo:paragraph-rsid="001b146b"/>
    </style:style>
    <style:style style:name="P10" style:family="paragraph" style:parent-style-name="Text_20_body">
      <style:text-properties officeooo:rsid="001d0879" officeooo:paragraph-rsid="001d0879"/>
    </style:style>
    <style:style style:name="P11" style:family="paragraph" style:parent-style-name="Text_20_body">
      <style:text-properties officeooo:rsid="001d20db" officeooo:paragraph-rsid="001d20db"/>
    </style:style>
    <style:style style:name="T1" style:family="text">
      <style:text-properties officeooo:rsid="000c3824"/>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0da4a6"/>
    </style:style>
    <style:style style:name="T4" style:family="text">
      <style:text-properties style:text-underline-style="solid" style:text-underline-width="auto" style:text-underline-color="font-color" officeooo:rsid="000dfe13"/>
    </style:style>
    <style:style style:name="T5" style:family="text">
      <style:text-properties officeooo:rsid="000da4a6"/>
    </style:style>
    <style:style style:name="T6" style:family="text">
      <style:text-properties officeooo:rsid="0012ab8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Programme</text:h>
      <text:p text:style-name="P7"><text:span text:style-name="T3">Principales compétences travaillées</text:span><text:span text:style-name="T5"> :</text:span></text:p>
      <text:list xml:id="list3804436971" text:style-name="L1">
        <text:list-item>
          <text:p text:style-name="P6">Modéliser</text:p>
        </text:list-item>
        <text:list-item>
          <text:p text:style-name="P6">Représenter</text:p>
        </text:list-item>
      </text:list>
      <text:p text:style-name="P3"><text:span text:style-name="T2">Pré-requis</text:span> :</text:p>
      <text:list xml:id="list2158451311" text:style-name="L4">
        <text:list-item>
          <text:p text:style-name="P9">Construire le patron d’un pavé droit.</text:p>
        </text:list-item>
      </text:list>
      <text:p text:style-name="P3"><text:span text:style-name="T2">Connaissances</text:span><text:span text:style-name="T4"> et compétences associées</text:span> :</text:p>
      <text:list xml:id="list2160996934" text:style-name="L2">
        <text:list-item>
          <text:p text:style-name="P4">Formule donnant le volume d’une pyramide, d’un cylindre, d’un cône ou d’une boule.</text:p>
        </text:list-item>
        <text:list-item>
          <text:p text:style-name="P4">Comprendre l’effet d’un déplacement, d’un agrandissement ou d’une réduction sur les longueurs, les aires, les volumes ou les angles.</text:p>
        </text:list-item>
        <text:list-item>
          <text:p text:style-name="P4">Notion de dimension et rapport avec les unités de mesure (m, m<text:span text:style-name="T6">²</text:span> , m<text:span text:style-name="T6">³</text:span>).</text:p>
        </text:list-item>
        <text:list-item>
          <text:p text:style-name="P4">Utiliser, produire et mettre en relation des représentations de solides et de situations spatiales.</text:p>
        </text:list-item>
        <text:list-item>
          <text:p text:style-name="P4">Développer sa vision de l’espace.</text:p>
        </text:list-item>
        <text:list-item>
          <text:p text:style-name="P4">Coder une figure.</text:p>
        </text:list-item>
      </text:list>
      <text:p text:style-name="P5"><text:span text:style-name="T4">Exemples de situations</text:span><text:span text:style-name="T1"> :</text:span></text:p>
      <text:list xml:id="list2437950172" text:style-name="L3">
        <text:list-item>
          <text:p text:style-name="P8">Identifier des grandeurs composées rencontrées en mathématiques ou dans d’autres disciplines (par exemple, aire, volume, vitesse, allure, débit, masse volumique, concentration, quantité d’information, densité de population, rendement d’un terrain).</text:p>
        </text:list-item>
        <text:list-item>
          <text:p text:style-name="P8">Utiliser un rapport de réduction ou d’agrandissement.</text:p>
        </text:list-item>
        <text:list-item>
          <text:p text:style-name="P8">Mettre en relation diverses représentations de solides (par exemple, vue en perspective, vue de face, vue de dessus, vue en coupe) ou de situations spatiales (par exemple schémas, croquis, maquettes, patrons, figures géométriques).</text:p>
        </text:list-item>
        <text:list-item>
          <text:p text:style-name="P8">Utiliser des solides concrets (en carton par exemple) pour illustrer certaines propriétés.</text:p>
        </text:list-item>
        <text:list-item>
          <text:p text:style-name="P8">Utiliser un logiciel de géométrie pour visualiser des solides et leurs sections planes afin de développer la vision dans l’espace. Faire le lien avec les courbes de niveau sur une carte.</text:p>
        </text:list-item>
      </text:list>
      <text:h text:style-name="P1" text:outline-level="1"><text:soft-page-break/>Séances</text:h>
      <text:h text:style-name="P2" text:outline-level="3">Séance 1</text:h>
      <text:p text:style-name="P10">Rappel : Parallélépipède rectangle</text:p>
      <text:p text:style-name="P11">Activité : patron du parallélépipède, introduction du cylindre par son patron.</text:p>
      <text:p text:style-name="P11">Cours : Nombre de faces, d’arêtes et de sommets du pavé droit.</text:p>
      <text:h text:style-name="P2" text:outline-level="3">Séance 2</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ans" svg:font-family="'Liberation Sans'" style:font-family-generic="swiss"/>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3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ans" fo:font-size="13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5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07T11:27:30.454101675</meta:creation-date>
    <meta:generator>LibreOffice/6.4.7.2$Linux_X86_64 LibreOffice_project/40$Build-2</meta:generator>
    <dc:date>2022-06-02T15:21:44.071786312</dc:date>
    <meta:editing-duration>PT33M42S</meta:editing-duration>
    <meta:editing-cycles>17</meta:editing-cycles>
    <meta:document-statistic meta:table-count="0" meta:image-count="0" meta:object-count="0" meta:page-count="2" meta:paragraph-count="25" meta:word-count="253" meta:character-count="1631" meta:non-whitespace-character-count="1420"/>
  </office:meta>
</office:document-meta>
</file>